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4.9193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2.2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fo:color="#009933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Parameters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Buddh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implified bunn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rying N</text:p>
          </table:table-cell>
          <table:table-cell table:number-columns-repeated="2"/>
          <table:table-cell office:value-type="string" calcext:value-type="string">
            <text:p>Vertices</text:p>
          </table:table-cell>
          <table:table-cell table:style-name="ce4" office:value-type="float" office:value="549409" calcext:value-type="float">
            <text:p>549409</text:p>
          </table:table-cell>
          <table:table-cell office:value-type="float" office:value="50000" calcext:value-type="float">
            <text:p>50000</text:p>
          </table:table-cell>
          <table:table-cell table:style-name="ce4" office:value-type="float" office:value="3581" calcext:value-type="float">
            <text:p>3581</text:p>
          </table:table-cell>
          <table:table-cell table:number-columns-repeated="2"/>
          <table:table-cell office:value-type="string" calcext:value-type="string">
            <text:p>Artifacts fou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rying W_s</text:p>
          </table:table-cell>
          <table:table-cell table:number-columns-repeated="2"/>
          <table:table-cell office:value-type="string" calcext:value-type="string">
            <text:p>Triangles</text:p>
          </table:table-cell>
          <table:table-cell office:value-type="float" office:value="3262422" calcext:value-type="float">
            <text:p>3262422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474" calcext:value-type="float">
            <text:p>21474</text:p>
          </table:table-cell>
          <table:table-cell table:number-columns-repeated="2"/>
          <table:table-cell office:value-type="string" calcext:value-type="string">
            <text:p>Combination offset for small map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rying M</text:p>
          </table:table-cell>
          <table:table-cell table:number-columns-repeated="3"/>
          <table:table-cell table:formula="of:=LOG([.E4];10)" office:value-type="float" office:value="6.51354013708977" calcext:value-type="float">
            <text:p/>
          </table:table-cell>
          <table:table-cell table:formula="of:=LOG([.F4];10)" office:value-type="float" office:value="5.47712125471966" calcext:value-type="float">
            <text:p/>
          </table:table-cell>
          <table:table-cell table:formula="of:=LOG([.G4];10)" office:value-type="float" office:value="4.33191294877365" calcext:value-type="float">
            <text:p/>
          </table:table-cell>
          <table:table-cell table:number-columns-repeated="2"/>
          <table:table-cell office:value-type="string" calcext:value-type="string">
            <text:p>Not resizing camer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le of the object</text:p>
          </table:table-cell>
          <table:table-cell table:number-columns-repeated="8"/>
          <table:table-cell office:value-type="string" calcext:value-type="string">
            <text:p>Number of direct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rying 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rying materi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rying 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nt vs directional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Varying N </text:p>
          </table:table-cell>
          <table:table-cell office:value-type="string" calcext:value-type="string">
            <text:p>D = 16, L = 1, W_s = 512, W_l = 512, M = 1000, q = 1, Potat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91.522" calcext:value-type="float">
            <text:p>91.522</text:p>
          </table:table-cell>
          <table:table-cell office:value-type="float" office:value="51.038" calcext:value-type="float">
            <text:p>51.038</text:p>
          </table:table-cell>
          <table:table-cell office:value-type="float" office:value="4.077" calcext:value-type="float">
            <text:p>4.07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3.017" calcext:value-type="float">
            <text:p>93.017</text:p>
          </table:table-cell>
          <table:table-cell office:value-type="float" office:value="35.229" calcext:value-type="float">
            <text:p>35.229</text:p>
          </table:table-cell>
          <table:table-cell office:value-type="float" office:value="10.066" calcext:value-type="float">
            <text:p>10.06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1.428" calcext:value-type="float">
            <text:p>121.428</text:p>
          </table:table-cell>
          <table:table-cell office:value-type="float" office:value="139.599" calcext:value-type="float">
            <text:p>139.599</text:p>
          </table:table-cell>
          <table:table-cell office:value-type="float" office:value="21.434" calcext:value-type="float">
            <text:p>21.434</text:p>
          </table:table-cell>
          <table:table-cell table:number-columns-repeated="2"/>
          <table:table-cell office:value-type="string" calcext:value-type="string">
            <text:p>Buddha less than dragon, less “area occupation”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09.174" calcext:value-type="float">
            <text:p>209.174</text:p>
          </table:table-cell>
          <table:table-cell office:value-type="float" office:value="270.813" calcext:value-type="float">
            <text:p>270.813</text:p>
          </table:table-cell>
          <table:table-cell office:value-type="float" office:value="38.717" calcext:value-type="float">
            <text:p>38.717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cale of the object</text:p>
          </table:table-cell>
          <table:table-cell office:value-type="string" calcext:value-type="string">
            <text:p>D = 16, L = 1, W_s = 512, W_l = 512, M = 1000, q = 1, Potato, N = 5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7.273" calcext:value-type="float">
            <text:p>147.273</text:p>
          </table:table-cell>
          <table:table-cell table:number-columns-repeated="3"/>
          <table:table-cell office:value-type="string" calcext:value-type="string">
            <text:p>Low possiblity of make a LOD </text:p>
          </table:table-cell>
          <table:table-cell table:number-columns-repeated="101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73.724" calcext:value-type="float">
            <text:p>73.724</text:p>
          </table:table-cell>
          <table:table-cell table:number-columns-repeated="3"/>
          <table:table-cell office:value-type="string" calcext:value-type="string">
            <text:p>Need to resize cameras, unwanted behaviour</text:p>
          </table:table-cell>
          <table:table-cell table:number-columns-repeated="10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14.085" calcext:value-type="float">
            <text:p>14.085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4"/>
          <table:table-cell office:value-type="float" office:value="11.733" calcext:value-type="float">
            <text:p>11.73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arying W_s</text:p>
          </table:table-cell>
          <table:table-cell office:value-type="string" calcext:value-type="string">
            <text:p>D = 16, L = 1, W_s = 512, W_l = 512, M = 1000, q = 1, Ketchup, N = 50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92.059" calcext:value-type="float">
            <text:p>92.059</text:p>
          </table:table-cell>
          <table:table-cell office:value-type="float" office:value="75.982" calcext:value-type="float">
            <text:p>75.982</text:p>
          </table:table-cell>
          <table:table-cell office:value-type="float" office:value="12.128" calcext:value-type="float">
            <text:p>12.128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122.091" calcext:value-type="float">
            <text:p>122.091</text:p>
          </table:table-cell>
          <table:table-cell office:value-type="float" office:value="139.661" calcext:value-type="float">
            <text:p>139.661</text:p>
          </table:table-cell>
          <table:table-cell office:value-type="float" office:value="20.163" calcext:value-type="float">
            <text:p>20.163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252.628" calcext:value-type="float">
            <text:p>252.628</text:p>
          </table:table-cell>
          <table:table-cell office:value-type="float" office:value="291.124" calcext:value-type="float">
            <text:p>291.124</text:p>
          </table:table-cell>
          <table:table-cell office:value-type="float" office:value="40.173" calcext:value-type="float">
            <text:p>40.17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arying K</text:p>
          </table:table-cell>
          <table:table-cell office:value-type="string" calcext:value-type="string">
            <text:p>L = 1, W_s = 512, W_l = 512, M = 1000, q = 1, Ketchup, N = 50, W_s <text:s/>=51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.872" calcext:value-type="float">
            <text:p>29.872</text:p>
          </table:table-cell>
          <table:table-cell office:value-type="float" office:value="37.947" calcext:value-type="float">
            <text:p>37.947</text:p>
          </table:table-cell>
          <table:table-cell office:value-type="float" office:value="6.3" calcext:value-type="float">
            <text:p>6.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4.808" calcext:value-type="float">
            <text:p>54.808</text:p>
          </table:table-cell>
          <table:table-cell office:value-type="float" office:value="68.141" calcext:value-type="float">
            <text:p>68.141</text:p>
          </table:table-cell>
          <table:table-cell office:value-type="float" office:value="14.997" calcext:value-type="float">
            <text:p>14.99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0.369" calcext:value-type="float">
            <text:p>120.369</text:p>
          </table:table-cell>
          <table:table-cell office:value-type="float" office:value="141.041" calcext:value-type="float">
            <text:p>141.041</text:p>
          </table:table-cell>
          <table:table-cell office:value-type="float" office:value="22.768" calcext:value-type="float">
            <text:p>22.768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26.969" calcext:value-type="float">
            <text:p>326.969</text:p>
          </table:table-cell>
          <table:table-cell office:value-type="float" office:value="299.374" calcext:value-type="float">
            <text:p>299.374</text:p>
          </table:table-cell>
          <table:table-cell office:value-type="float" office:value="44.044" calcext:value-type="float">
            <text:p>44.0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 = 16, L = 1, W_s = 512, W_l = 512, M = 300, q = 1, N = 20, W_s <text:s/>=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vs directi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4"/>
          <table:table-cell office:value-type="float" office:value="60.497" calcext:value-type="float">
            <text:p>60.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ional</text:p>
          </table:table-cell>
          <table:table-cell table:number-columns-repeated="4"/>
          <table:table-cell office:value-type="float" office:value="60.323" calcext:value-type="float">
            <text:p>60.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ce</text:p>
          </table:table-cell>
          <table:table-cell table:number-columns-repeated="4"/>
          <table:table-cell office:value-type="float" office:value="61.022" calcext:value-type="float">
            <text:p>61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cing one light</text:p>
          </table:table-cell>
          <table:table-cell table:number-columns-repeated="4"/>
          <table:table-cell office:value-type="float" office:value="58.238" calcext:value-type="float">
            <text:p>58.23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arying material</text:p>
          </table:table-cell>
          <table:table-cell office:value-type="string" calcext:value-type="string">
            <text:p>L = 1, W_s = 512, W_l = 512, M = 300, q = 1, Ketchup, N = 30, W_s <text:s/>=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4"/>
          <table:table-cell office:value-type="float" office:value="87.719" calcext:value-type="float">
            <text:p>87.7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4"/>
          <table:table-cell office:value-type="float" office:value="86.575" calcext:value-type="float">
            <text:p>86.5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te grapefruit</text:p>
          </table:table-cell>
          <table:table-cell table:number-columns-repeated="4"/>
          <table:table-cell office:value-type="float" office:value="87.613" calcext:value-type="float">
            <text:p>87.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4"/>
          <table:table-cell office:value-type="float" office:value="88.408" calcext:value-type="float">
            <text:p>88.4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 of lights</text:p>
          </table:table-cell>
          <table:table-cell office:value-type="string" calcext:value-type="string">
            <text:p>L = 1, W_s = 512, W_l = 512, M = 300, q = 1, Ketchup, N = 32, W_s <text:s/>=512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1.121" calcext:value-type="float">
            <text:p>91.12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5.858" calcext:value-type="float">
            <text:p>95.858</text:p>
          </table:table-cell>
          <table:table-cell table:style-name="ce4" office:value-type="string" calcext:value-type="string">
            <text:p>Timer measurements: </text:p>
          </table:table-cell>
          <table:table-cell/>
          <table:table-cell table:number-columns-repeated="4" table:style-name="ce4" office:value-type="string" calcext:value-type="string">
            <text:p>Timer measurements: 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96.417" calcext:value-type="float">
            <text:p>96.417</text:p>
          </table:table-cell>
          <table:table-cell table:style-name="ce4" office:value-type="string" calcext:value-type="string">
            <text:p>[-1: Start]: 0.338</text:p>
          </table:table-cell>
          <table:table-cell/>
          <table:table-cell table:style-name="ce4" office:value-type="string" calcext:value-type="string">
            <text:p>[-1: Start]: 0.388</text:p>
          </table:table-cell>
          <table:table-cell table:style-name="ce4" office:value-type="string" calcext:value-type="string">
            <text:p>[-1: Start]: 0.502</text:p>
          </table:table-cell>
          <table:table-cell table:style-name="ce4" office:value-type="string" calcext:value-type="string">
            <text:p>[-1: Start]: 0.853</text:p>
          </table:table-cell>
          <table:table-cell table:style-name="ce4" office:value-type="string" calcext:value-type="string">
            <text:p>[-1: Start]: 0.074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1.519" calcext:value-type="float">
            <text:p>101.519</text:p>
          </table:table-cell>
          <table:table-cell table:style-name="ce4" office:value-type="string" calcext:value-type="string">
            <text:p>[0: Initialization]: 0.010</text:p>
          </table:table-cell>
          <table:table-cell/>
          <table:table-cell table:style-name="ce4" office:value-type="string" calcext:value-type="string">
            <text:p>[0: Initialization]: 0.012</text:p>
          </table:table-cell>
          <table:table-cell table:style-name="ce4" office:value-type="string" calcext:value-type="string">
            <text:p>[0: Initialization]: 0.015</text:p>
          </table:table-cell>
          <table:table-cell table:style-name="ce4" office:value-type="string" calcext:value-type="string">
            <text:p>[0: Initialization]: 0.017</text:p>
          </table:table-cell>
          <table:table-cell table:style-name="ce4" office:value-type="string" calcext:value-type="string">
            <text:p>[0: Initialization]: 0.013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8.077" calcext:value-type="float">
            <text:p>108.077</text:p>
          </table:table-cell>
          <table:table-cell table:style-name="ce4" office:value-type="string" calcext:value-type="string">
            <text:p>[1: Render to lightmap]: 1.097</text:p>
          </table:table-cell>
          <table:table-cell/>
          <table:table-cell table:style-name="ce4" office:value-type="string" calcext:value-type="string">
            <text:p>[1: Render to lightmap]: 1.648</text:p>
          </table:table-cell>
          <table:table-cell table:style-name="ce4" office:value-type="string" calcext:value-type="string">
            <text:p>[1: Render to lightmap]: 2.735</text:p>
          </table:table-cell>
          <table:table-cell table:style-name="ce4" office:value-type="string" calcext:value-type="string">
            <text:p>[1: Render to lightmap]: 4.989</text:p>
          </table:table-cell>
          <table:table-cell table:style-name="ce4" office:value-type="string" calcext:value-type="string">
            <text:p>[1: Render to lightmap]: 8.843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4" office:value-type="string" calcext:value-type="string">
            <text:p>[2: Render to array]: 87.169</text:p>
          </table:table-cell>
          <table:table-cell/>
          <table:table-cell table:style-name="ce4" office:value-type="string" calcext:value-type="string">
            <text:p>[2: Render to array]: 90.266</text:p>
          </table:table-cell>
          <table:table-cell table:style-name="ce4" office:value-type="string" calcext:value-type="string">
            <text:p>[2: Render to array]: 89.402</text:p>
          </table:table-cell>
          <table:table-cell table:style-name="ce4" office:value-type="string" calcext:value-type="string">
            <text:p>[2: Render to array]: 91.506</text:p>
          </table:table-cell>
          <table:table-cell table:style-name="ce4" office:value-type="string" calcext:value-type="string">
            <text:p>[2: Render to array]: 95.22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office:value-type="string" calcext:value-type="string">
            <text:p>[3: Compute mipmaps]: 1.019</text:p>
          </table:table-cell>
          <table:table-cell/>
          <table:table-cell table:style-name="ce4" office:value-type="string" calcext:value-type="string">
            <text:p>[3: Compute mipmaps]: 1.063</text:p>
          </table:table-cell>
          <table:table-cell table:style-name="ce4" office:value-type="string" calcext:value-type="string">
            <text:p>[3: Compute mipmaps]: 1.177</text:p>
          </table:table-cell>
          <table:table-cell table:style-name="ce4" office:value-type="string" calcext:value-type="string">
            <text:p>[3: Compute mipmaps]: 1.277</text:p>
          </table:table-cell>
          <table:table-cell table:style-name="ce4" office:value-type="string" calcext:value-type="string">
            <text:p>[3: Compute mipmaps]: 1.07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office:value-type="string" calcext:value-type="string">
            <text:p>[4: Combination]: 2.453</text:p>
          </table:table-cell>
          <table:table-cell/>
          <table:table-cell table:style-name="ce4" office:value-type="string" calcext:value-type="string">
            <text:p>[4: Combination]: 2.485</text:p>
          </table:table-cell>
          <table:table-cell table:style-name="ce4" office:value-type="string" calcext:value-type="string">
            <text:p>[4: Combination]: 2.531</text:p>
          </table:table-cell>
          <table:table-cell table:style-name="ce4" office:value-type="string" calcext:value-type="string">
            <text:p>[4: Combination]: 2.721</text:p>
          </table:table-cell>
          <table:table-cell table:style-name="ce4" office:value-type="string" calcext:value-type="string">
            <text:p>[4: Combination]: 2.507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4" office:value-type="string" calcext:value-type="string">
            <text:p>[Total time]: 92.121</text:p>
          </table:table-cell>
          <table:table-cell/>
          <table:table-cell table:style-name="ce4" office:value-type="string" calcext:value-type="string">
            <text:p>[Total time]: 95.898</text:p>
          </table:table-cell>
          <table:table-cell table:style-name="ce4" office:value-type="string" calcext:value-type="string">
            <text:p>[Total time]: 96.417</text:p>
          </table:table-cell>
          <table:table-cell table:style-name="ce4" office:value-type="string" calcext:value-type="string">
            <text:p>[Total time]: 101.519</text:p>
          </table:table-cell>
          <table:table-cell table:style-name="ce4" office:value-type="string" calcext:value-type="string">
            <text:p>[Total time]: 108.0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4"/>
          <table:table-cell/>
          <table:table-cell table:style-name="ce4"/>
          <table:table-cell table:number-columns-repeated="1012"/>
        </table:table-row>
        <table:table-row table:style-name="ro1" table:number-rows-repeated="6">
          <table:table-cell table:number-columns-repeated="9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ragon ketchup, N = 20, M = 180</text:p>
          </table:table-cell>
          <table:table-cell office:value-type="string" calcext:value-type="string">
            <text:p>Beer bunny N = 180, M =210</text:p>
          </table:table-cell>
          <table:table-cell office:value-type="string" calcext:value-type="string">
            <text:p>Potato buddha</text:p>
          </table:table-cell>
          <table:table-cell table:number-columns-repeated="6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L = 25 Directional</text:p>
          </table:table-cell>
          <table:table-cell office:value-type="string" calcext:value-type="string">
            <text:p>Point light <text:s/>I = 25</text:p>
          </table:table-cell>
          <table:table-cell office:value-type="string" calcext:value-type="string">
            <text:p>Point </text:p>
          </table:table-cell>
          <table:table-cell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Q <text:s/>=1</text:p>
          </table:table-cell>
          <table:table-cell office:value-type="string" calcext:value-type="string">
            <text:p>Q = 2</text:p>
          </table:table-cell>
          <table:table-cell table:style-name="ce3" office:value-type="string" calcext:value-type="string">
            <text:p>[0: Initialization]: 0.018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0: Initialization]: 0.011</text:p>
          </table:table-cell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1: Render to lightmap]: 10.331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1: Render to lightmap]: 1.126</text:p>
          </table:table-cell>
          <table:table-cell table:style-name="ce3" office:value-type="string" calcext:value-type="string">
            <text:p>[-1: Start]: 0.078</text:p>
          </table:table-cell>
          <table:table-cell table:style-name="ce3" office:value-type="string" calcext:value-type="string">
            <text:p>[2: Render to array]: 79.447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2: Render to array]: 55.931</text:p>
          </table:table-cell>
          <table:table-cell table:style-name="ce3" office:value-type="string" calcext:value-type="string">
            <text:p>[0: Initialization]: 0.015</text:p>
          </table:table-cell>
          <table:table-cell table:style-name="ce3" office:value-type="string" calcext:value-type="string">
            <text:p>[3: Compute mipmaps]: 0.971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3: Compute mipmaps]: 0.970</text:p>
          </table:table-cell>
          <table:table-cell table:style-name="ce3" office:value-type="string" calcext:value-type="string">
            <text:p>[1: Render to lightmap]: 0.361</text:p>
          </table:table-cell>
          <table:table-cell table:style-name="ce3" office:value-type="string" calcext:value-type="string">
            <text:p>[4: Combination]: 2.529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4: Combination]: 2.217</text:p>
          </table:table-cell>
          <table:table-cell table:style-name="ce3" office:value-type="string" calcext:value-type="string">
            <text:p>[2: Render to array]: 65.176</text:p>
          </table:table-cell>
          <table:table-cell table:style-name="ce3" office:value-type="string" calcext:value-type="string">
            <text:p>[Total time]: 93.421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Total time]: 60.356</text:p>
          </table:table-cell>
          <table:table-cell table:style-name="ce3" office:value-type="string" calcext:value-type="string">
            <text:p>[3: Compute mipmaps]: 1.033</text:p>
          </table:table-cell>
          <table:table-cell table:style-name="ce3" office:value-type="string" calcext:value-type="string">
            <text:p>Timer measurements: 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4: Combination]: 1.005</text:p>
          </table:table-cell>
          <table:table-cell table:style-name="ce3" office:value-type="string" calcext:value-type="string">
            <text:p>[-1: Start]: 0.081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-1: Start]: 0.067</text:p>
          </table:table-cell>
          <table:table-cell table:style-name="ce3" office:value-type="string" calcext:value-type="string">
            <text:p>[Total time]: 67.714</text:p>
          </table:table-cell>
          <table:table-cell table:style-name="ce3" office:value-type="string" calcext:value-type="string">
            <text:p>[0: Initialization]: 0.018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0: Initialization]: 0.010</text:p>
          </table:table-cell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1: Render to lightmap]: 10.320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1: Render to lightmap]: 1.122</text:p>
          </table:table-cell>
          <table:table-cell table:style-name="ce3" office:value-type="string" calcext:value-type="string">
            <text:p>[-1: Start]: 0.079</text:p>
          </table:table-cell>
          <table:table-cell table:style-name="ce3" office:value-type="string" calcext:value-type="string">
            <text:p>[2: Render to array]: 79.384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2: Render to array]: 55.931</text:p>
          </table:table-cell>
          <table:table-cell table:style-name="ce3" office:value-type="string" calcext:value-type="string">
            <text:p>[0: Initialization]: 0.014</text:p>
          </table:table-cell>
          <table:table-cell table:style-name="ce3" office:value-type="string" calcext:value-type="string">
            <text:p>[3: Compute mipmaps]: 0.950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3: Compute mipmaps]: 0.927</text:p>
          </table:table-cell>
          <table:table-cell table:style-name="ce3" office:value-type="string" calcext:value-type="string">
            <text:p>[1: Render to lightmap]: 0.342</text:p>
          </table:table-cell>
          <table:table-cell table:style-name="ce3" office:value-type="string" calcext:value-type="string">
            <text:p>[4: Combination]: 2.520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4: Combination]: 2.197</text:p>
          </table:table-cell>
          <table:table-cell table:style-name="ce3" office:value-type="string" calcext:value-type="string">
            <text:p>[2: Render to array]: 65.080</text:p>
          </table:table-cell>
          <table:table-cell table:style-name="ce3" office:value-type="string" calcext:value-type="string">
            <text:p>[Total time]: 93.319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Total time]: 60.285</text:p>
          </table:table-cell>
          <table:table-cell table:style-name="ce3" office:value-type="string" calcext:value-type="string">
            <text:p>[3: Compute mipmaps]: 0.946</text:p>
          </table:table-cell>
          <table:table-cell table:style-name="ce3" office:value-type="string" calcext:value-type="string">
            <text:p>Timer measurements: 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4: Combination]: 0.953</text:p>
          </table:table-cell>
          <table:table-cell table:style-name="ce3" office:value-type="string" calcext:value-type="string">
            <text:p>[-1: Start]: 0.065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-1: Start]: 0.060</text:p>
          </table:table-cell>
          <table:table-cell table:style-name="ce3" office:value-type="string" calcext:value-type="string">
            <text:p>[Total time]: 67.457</text:p>
          </table:table-cell>
          <table:table-cell table:style-name="ce3" office:value-type="string" calcext:value-type="string">
            <text:p>[0: Initialization]: 0.013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0: Initialization]: 0.009</text:p>
          </table:table-cell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1: Render to lightmap]: 10.248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1: Render to lightmap]: 1.122</text:p>
          </table:table-cell>
          <table:table-cell table:style-name="ce3" office:value-type="string" calcext:value-type="string">
            <text:p>[-1: Start]: 0.077</text:p>
          </table:table-cell>
          <table:table-cell table:style-name="ce3" office:value-type="string" calcext:value-type="string">
            <text:p>[2: Render to array]: 79.267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2: Render to array]: 55.931</text:p>
          </table:table-cell>
          <table:table-cell table:style-name="ce3" office:value-type="string" calcext:value-type="string">
            <text:p>[0: Initialization]: 0.015</text:p>
          </table:table-cell>
          <table:table-cell table:style-name="ce3" office:value-type="string" calcext:value-type="string">
            <text:p>[3: Compute mipmaps]: 0.953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3: Compute mipmaps]: 0.927</text:p>
          </table:table-cell>
          <table:table-cell table:style-name="ce3" office:value-type="string" calcext:value-type="string">
            <text:p>[1: Render to lightmap]: 0.381</text:p>
          </table:table-cell>
          <table:table-cell table:style-name="ce3" office:value-type="string" calcext:value-type="string">
            <text:p>[4: Combination]: 2.516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4: Combination]: 2.130</text:p>
          </table:table-cell>
          <table:table-cell table:style-name="ce3" office:value-type="string" calcext:value-type="string">
            <text:p>[2: Render to array]: 65.192</text:p>
          </table:table-cell>
          <table:table-cell table:style-name="ce3" office:value-type="string" calcext:value-type="string">
            <text:p>[Total time]: 93.108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[Total time]: 2.229</text:p>
          </table:table-cell>
          <table:table-cell table:style-name="ce3" office:value-type="string" calcext:value-type="string">
            <text:p>[3: Compute mipmaps]: 0.973</text:p>
          </table:table-cell>
          <table:table-cell table:style-name="ce3" office:value-type="string" calcext:value-type="string">
            <text:p>Timer measurements: 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Timer measurements: </text:p>
          </table:table-cell>
          <table:table-cell table:style-name="ce3" office:value-type="string" calcext:value-type="string">
            <text:p>[4: Combination]: 0.955</text:p>
          </table:table-cell>
          <table:table-cell table:style-name="ce3" office:value-type="string" calcext:value-type="string">
            <text:p>[-1: Start]: 0.0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-1: Start]: 0.058</text:p>
          </table:table-cell>
          <table:table-cell table:style-name="ce3" office:value-type="string" calcext:value-type="string">
            <text:p>[Total time]: 67.624</text:p>
          </table:table-cell>
          <table:table-cell table:style-name="ce3" office:value-type="string" calcext:value-type="string">
            <text:p>[0: Initialization]: 0.0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0: Initialization]: 0.009</text:p>
          </table:table-cell>
          <table:table-cell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1: Render to lightmap]: 1.122</text:p>
          </table:table-cell>
          <table:table-cell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2: Render to array]: 55.931</text:p>
          </table:table-cell>
          <table:table-cell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3: Compute mipmaps]: 0.927</text:p>
          </table:table-cell>
          <table:table-cell/>
          <table:table-cell table:style-name="ce3" office:value-type="string" calcext:value-type="string">
            <text:p>[4: Combination]: 2.4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4: Combination]: 2.127</text:p>
          </table:table-cell>
          <table:table-cell/>
          <table:table-cell table:style-name="ce3" office:value-type="string" calcext:value-type="string">
            <text:p>[Total time]: 93.0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Total time]: 2.223</text:p>
          </table:table-cell>
          <table:table-cell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imer measurements: </text:p>
          </table:table-cell>
          <table:table-cell/>
          <table:table-cell table:style-name="ce3" office:value-type="string" calcext:value-type="string">
            <text:p>[-1: Start]: 0.06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-1: Start]: 0.078</text:p>
          </table:table-cell>
          <table:table-cell/>
          <table:table-cell table:style-name="ce3" office:value-type="string" calcext:value-type="string">
            <text:p>[0: Initialization]: 0.01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0: Initialization]: 0.012</text:p>
          </table:table-cell>
          <table:table-cell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1: Render to lightmap]: 1.122</text:p>
          </table:table-cell>
          <table:table-cell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2: Render to array]: 55.931</text:p>
          </table:table-cell>
          <table:table-cell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3: Compute mipmaps]: 0.927</text:p>
          </table:table-cell>
          <table:table-cell/>
          <table:table-cell table:style-name="ce3" office:value-type="string" calcext:value-type="string">
            <text:p>[4: Combination]: 2.42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4: Combination]: 2.173</text:p>
          </table:table-cell>
          <table:table-cell/>
          <table:table-cell table:style-name="ce3" office:value-type="string" calcext:value-type="string">
            <text:p>[Total time]: 2.54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Total time]: 2.303</text:p>
          </table:table-cell>
          <table:table-cell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4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7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4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6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4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7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5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8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4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imer measurements: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-1: Start]: 0.06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0: Initialization]: 0.0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1: Render to lightmap]: 10.27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2: Render to array]: 79.30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3: Compute mipmaps]: 0.8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4: Combination]: 2.4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[Total time]: 2.543</text:p>
          </table:table-cell>
          <table:table-cell table:number-columns-repeated="1021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8:20:26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0:13:46.732000000</meta:creation-date>
    <dc:date>2014-06-23T19:49:44.372000000</dc:date>
    <meta:editing-duration>PT4H53M17S</meta:editing-duration>
    <meta:editing-cycles>8</meta:editing-cycles>
    <meta:generator>LibreOffice/4.2.1.1$Windows_x86 LibreOffice_project/d7dbbd7842e6a58b0f521599204e827654e1fb8b</meta:generator>
    <meta:document-statistic meta:table-count="1" meta:cell-count="331" meta:object-count="0"/>
    <meta:user-defined meta:name="qrichtext">1</meta:user-defined>
  </office:meta>
</office:document-meta>
</file>